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Friedenwald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31, 1892</text:p>
      <text:p text:style-name="P5">Month<text:tab/><text:tab/><text:tab/><text:tab/><text:tab/><text:tab/>Jul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D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vailable in Box 19, FF 10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A. FRIEDENWALD, M. D./</text:p>
      <text:p text:style-name="P2">310 N. EUTAW ST/</text:p>
      <text:p text:style-name="P3">Baltimore, July 31 1892/</text:p>
      <text:p text:style-name="P2">Rev. Dr. S. Morais/</text:p>
      <text:p text:style-name="P2"><text:tab/>Dear Sir/</text:p>
      <text:p text:style-name="P2"><text:tab/><text:tab/>The Board of/ Directors of the Hebrew Orphan/ Asylum desire that David Levin,/ of whom I wrote you recently, shall/ be admitted as a student in the/ the[sic!] Jewish Theological Seminary./ <text:s/>When would it be convenient for you/ to have the lad come to Phila for/ your examination? <text:s/>With the/ very kindest regards I am/ Yours sincerely/ A Friedenwald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4:15:29.86</meta:creation-date>
    <dc:date>2012-03-22T15:14:55.74</dc:date>
    <dc:creator>Penn Libraries</dc:creator>
    <meta:editing-duration>PT00H03M3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50" meta:character-count="1744"/>
  </office:meta>
</office:document-meta>
</file>